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officeooo:rsid="0015c8cc" officeooo:paragraph-rsid="0015c8cc"/>
    </style:style>
    <style:style style:name="P2" style:family="paragraph" style:parent-style-name="Standard" style:list-style-name="L1">
      <style:text-properties officeooo:rsid="0015c8cc" officeooo:paragraph-rsid="0015c8cc"/>
    </style:style>
    <style:style style:name="P3" style:family="paragraph" style:parent-style-name="Standard">
      <style:text-properties officeooo:paragraph-rsid="0015c8cc"/>
    </style:style>
    <style:style style:name="P4" style:family="paragraph" style:parent-style-name="Standard" style:list-style-name="L1">
      <style:text-properties officeooo:rsid="00169c2e" officeooo:paragraph-rsid="00169c2e"/>
    </style:style>
    <style:style style:name="P5" style:family="paragraph" style:parent-style-name="Standard">
      <style:text-properties officeooo:rsid="00169c2e" officeooo:paragraph-rsid="00169c2e"/>
    </style:style>
    <style:style style:name="P6" style:family="paragraph" style:parent-style-name="Standard">
      <style:paragraph-properties text:number-lines="false" text:line-number="0"/>
      <style:text-properties style:font-name="Charter"/>
    </style:style>
    <style:style style:name="P7" style:family="paragraph" style:parent-style-name="Standard">
      <style:paragraph-properties text:number-lines="false" text:line-number="0"/>
      <style:text-properties style:font-name="FreeSerif" fo:font-size="12pt" fo:font-style="italic" officeooo:rsid="00169c2e" officeooo:paragraph-rsid="00169c2e" style:font-size-asian="12pt" style:font-style-asian="italic" style:font-size-complex="12pt" style:font-style-complex="italic"/>
    </style:style>
    <style:style style:name="P8" style:family="paragraph" style:parent-style-name="Heading_20_2">
      <style:text-properties style:font-name="Times" fo:font-size="12pt" style:font-size-asian="12pt" style:font-size-complex="12pt"/>
    </style:style>
    <style:style style:name="P9" style:family="paragraph" style:parent-style-name="Heading_20_1">
      <style:text-properties style:font-name="Times" fo:font-size="12pt" fo:language="en" fo:country="GB" officeooo:rsid="0015c8cc" officeooo:paragraph-rsid="0015c8cc" style:font-name-asian="HG Mincho Light J" style:font-size-asian="12pt" style:font-name-complex="Tahoma" style:font-size-complex="12pt"/>
    </style:style>
    <style:style style:name="T1" style:family="text">
      <style:text-properties officeooo:rsid="0015c8cc"/>
    </style:style>
    <style:style style:name="T2" style:family="text">
      <style:text-properties officeooo:rsid="00169c2e"/>
    </style:style>
    <style:style style:name="T3" style:family="text">
      <style:text-properties officeooo:rsid="001704aa"/>
    </style:style>
    <style:style style:name="Sect1" style:family="section">
      <style:section-properties text:dont-balance-text-columns="false" style:editable="false">
        <style:columns fo:column-count="2" fo:column-gap="0cm">
          <style:column style:rel-width="4535*" fo:start-indent="0cm" fo:end-indent="0cm"/>
          <style:column style:rel-width="4536*" fo:start-indent="0cm" fo:end-indent="0cm"/>
        </style:columns>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Ingredients</text:h>
      <text:section text:style-name="Sect1" text:name="Section1">
        <text:p text:style-name="P3"><text:span text:style-name="T1">veal or beef, strips</text:span></text:p>
        <text:p text:style-name="P3"><text:span text:style-name="T1">salt and pepper</text:span></text:p>
        <text:p text:style-name="P1">butter</text:p>
        <text:p text:style-name="P1">flour</text:p>
        <text:p text:style-name="P1">onion, sliced</text:p>
        <text:p text:style-name="P1">German mustard</text:p>
        <text:p text:style-name="P1">mushrooms, sliced</text:p>
        <text:p text:style-name="P1">sour cream</text:p>
        <text:p text:style-name="P5">beef broth</text:p>
        <text:p text:style-name="P5">gherkins quartered lengthways</text:p>
      </text:section>
      <text:h text:style-name="P8" text:outline-level="2">Method</text:h>
      <text:list xml:id="list4936537525012335428" text:style-name="L1">
        <text:list-item>
          <text:p text:style-name="P4">In frying pan<text:span text:style-name="T1"> over medium heat, melt butter </text:span>and fry mushrooms.<text:line-break/>Add gherkins. Remove from pan.</text:p>
        </text:list-item>
        <text:list-item>
          <text:p text:style-name="P2">Cut fat off <text:span text:style-name="T2">meat</text:span>, and season with salt and pepper</text:p>
        </text:list-item>
        <text:list-item>
          <text:p text:style-name="P2">In frying pan<text:bookmark-start text:name="__DdeLink__256_703381007"/> over medium heat, melt butter <text:span text:style-name="T2">and </text:span><text:bookmark-end text:name="__DdeLink__256_703381007"/><text:span text:style-name="T2">brown meat<text:line-break/>Remove from pan and save separate to mushrooms.</text:span></text:p>
        </text:list-item>
        <text:list-item>
          <text:p text:style-name="P4">Add onions and cook slowly.<text:line-break/>Remove from pan and add to meat.</text:p>
        </text:list-item>
        <text:list-item>
          <text:p text:style-name="P4">Stir in flour and pour in beef broth. Bring to boil stirring constantly. <text:line-break/>Lower heat and stir in mustard. <text:line-break/>Add meat and onions. <text:line-break/>Cover and simmer until meat is tender (about 1 hour). </text:p>
        </text:list-item>
        <text:list-item>
          <text:p text:style-name="P4">Just before serving, add mushrooms, <text:span text:style-name="T3">gherkins </text:span>and sour cream. <text:line-break/>Heat and add salt and pepper to taste</text:p>
        </text:list-item>
      </text:list>
      <text:p text:style-name="P6"/>
      <text:p text:style-name="P7">Serve on pasta or roast potatoes, with garden sal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rsid="0015c8cc" officeooo:paragraph-rsid="0015c8cc"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bookmark-start text:name="__DdeLink__253_703381007"/>Stroganov<text:bookmark-end text:name="__DdeLink__253_703381007"/></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6-07T18:30:14.119162325</meta:creation-date>
    <dc:language>en-AU</dc:language>
    <meta:editing-cycles>4</meta:editing-cycles>
    <meta:editing-duration>PT11M26S</meta:editing-duration>
    <meta:initial-creator>Frank Jung</meta:initial-creator>
    <dc:date>2014-06-07T18:51:04.954608239</dc:date>
    <dc:creator>Frank Jung</dc:creator>
    <meta:document-statistic meta:table-count="0" meta:image-count="0" meta:object-count="0" meta:page-count="1" meta:paragraph-count="20" meta:word-count="147" meta:character-count="819" meta:non-whitespace-character-count="693"/>
    <meta:user-defined meta:name="Info 1"/>
    <meta:user-defined meta:name="Info 2"/>
    <meta:user-defined meta:name="Info 3"/>
    <meta:user-defined meta:name="Info 4"/>
  </office:meta>
</office:document-meta>
</file>